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>
      <style:text-properties officeooo:rsid="0015a58a"/>
    </style:style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54"/>
    <style:style style:name="P57" style:family="paragraph" style:parent-style-name="Text_20_body" style:list-style-name="L55"/>
    <style:style style:name="P58" style:family="paragraph" style:parent-style-name="Text_20_body" style:list-style-name="L56"/>
    <style:style style:name="P59" style:family="paragraph" style:parent-style-name="Text_20_body" style:list-style-name="L57"/>
    <style:style style:name="P60" style:family="paragraph" style:parent-style-name="Text_20_body" style:list-style-name="L58"/>
    <style:style style:name="P61" style:family="paragraph" style:parent-style-name="Text_20_body" style:list-style-name="L59"/>
    <style:style style:name="P62" style:family="paragraph" style:parent-style-name="Text_20_body" style:list-style-name="L60"/>
    <style:style style:name="P63" style:family="paragraph" style:parent-style-name="Text_20_body" style:list-style-name="L61"/>
    <style:style style:name="P64" style:family="paragraph" style:parent-style-name="Text_20_body" style:list-style-name="L62"/>
    <style:style style:name="P65" style:family="paragraph" style:parent-style-name="Text_20_body" style:list-style-name="L63"/>
    <style:style style:name="P66" style:family="paragraph" style:parent-style-name="Text_20_body" style:list-style-name="L64"/>
    <style:style style:name="P67" style:family="paragraph" style:parent-style-name="Text_20_body" style:list-style-name="L65"/>
    <style:style style:name="P68" style:family="paragraph" style:parent-style-name="Text_20_body" style:list-style-name="L66"/>
    <style:style style:name="P69" style:family="paragraph" style:parent-style-name="Text_20_body" style:list-style-name="L67"/>
    <style:style style:name="P70" style:family="paragraph" style:parent-style-name="Text_20_body" style:list-style-name="L68"/>
    <style:style style:name="P71" style:family="paragraph" style:parent-style-name="Text_20_body" style:list-style-name="L69"/>
    <style:style style:name="P72" style:family="paragraph" style:parent-style-name="Text_20_body" style:list-style-name="L70"/>
    <style:style style:name="P73" style:family="paragraph" style:parent-style-name="Text_20_body" style:list-style-name="L71"/>
    <style:style style:name="P74" style:family="paragraph" style:parent-style-name="Text_20_body" style:list-style-name="L72"/>
    <style:style style:name="P75" style:family="paragraph" style:parent-style-name="Text_20_body" style:list-style-name="L73"/>
    <style:style style:name="P76" style:family="paragraph" style:parent-style-name="Text_20_body" style:list-style-name="L74"/>
    <style:style style:name="P77" style:family="paragraph" style:parent-style-name="Text_20_body" style:list-style-name="L75"/>
    <style:style style:name="P78" style:family="paragraph" style:parent-style-name="Text_20_body" style:list-style-name="L7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Excellent.<text:line-break/>Now we construct the <text:span text:style-name="Strong_20_Emphasis">Unified System Event &amp; Trigger Topology — Master Operational Flow Graph</text:span>.</text:p>
      <text:p text:style-name="Text_20_body">This is the final architectural layer.</text:p>
      <text:p text:style-name="Text_20_body">It defines:</text:p>
      <text:list text:style-name="L47">
        <text:list-item>
          <text:p text:style-name="P49">Every event</text:p>
        </text:list-item>
        <text:list-item>
          <text:p text:style-name="P49">Every trigger</text:p>
        </text:list-item>
        <text:list-item>
          <text:p text:style-name="P49">Every write</text:p>
        </text:list-item>
        <text:list-item>
          <text:p text:style-name="P49">Every derived computation</text:p>
        </text:list-item>
        <text:list-item>
          <text:p text:style-name="P49">Every async process</text:p>
        </text:list-item>
        <text:list-item>
          <text:p text:style-name="P49">Every boundary between engines</text:p>
        </text:list-item>
        <text:list-item>
          <text:p text:style-name="P49">Every isolation layer</text:p>
        </text:list-item>
        <text:list-item>
          <text:p text:style-name="P49">Every archive transition</text:p>
        </text:list-item>
        <text:list-item>
          <text:p text:style-name="P49">Every vendor-level aggregation</text:p>
        </text:list-item>
      </text:list>
      <text:p text:style-name="Text_20_body">After this, your blueprint is structurally complete.</text:p>
      <text:p text:style-name="Horizontal_20_Line"/>
      <text:h text:style-name="Heading_20_1" text:outline-level="1">🧠 SYSTEM ARCHITECTURE TIERS</text:h>
      <text:p text:style-name="Text_20_body">We divide the system into 7 event domains:</text:p>
      <text:p text:style-name="Text_20_body">1️⃣ Content Domain<text:line-break/>2️⃣ Template Domain<text:line-break/>3️⃣ Assignment Domain<text:line-break/>4️⃣ Session Execution Domain<text:line-break/>5️⃣ Post-Submission Processing Domain<text:line-break/>6️⃣ Vendor Intelligence Domain<text:line-break/>7️⃣ Archive &amp; Lifecycle Domain</text:p>
      <text:p text:style-name="Text_20_body">Each domain has deterministic triggers.</text:p>
      <text:p text:style-name="Horizontal_20_Line"/>
      <text:h text:style-name="Heading_20_1" text:outline-level="1">🏗 MASTER EVENT FLOW (HIGH LEVEL)</text:h>
      <text:p text:style-name="Preformatted_20_Text"><text:span text:style-name="Source_20_Text">Question Upload</text:span></text:p>
      <text:p text:style-name="Preformatted_20_Text"><text:span text:style-name="Source_20_Text"><text:s text:c="6"/>↓</text:span></text:p>
      <text:p text:style-name="Preformatted_20_Text"><text:span text:style-name="Source_20_Text">Template Creation</text:span></text:p>
      <text:p text:style-name="Preformatted_20_Text"><text:span text:style-name="Source_20_Text"><text:s text:c="6"/>↓</text:span></text:p>
      <text:p text:style-name="Preformatted_20_Text"><text:span text:style-name="Source_20_Text">Assignment Creation</text:span></text:p>
      <text:p text:style-name="Preformatted_20_Text"><text:span text:style-name="Source_20_Text"><text:s text:c="6"/>↓</text:span></text:p>
      <text:p text:style-name="Preformatted_20_Text"><text:span text:style-name="Source_20_Text">Session Start</text:span></text:p>
      <text:p text:style-name="Preformatted_20_Text"><text:span text:style-name="Source_20_Text"><text:s text:c="6"/>↓</text:span></text:p>
      <text:p text:style-name="Preformatted_20_Text"><text:span text:style-name="Source_20_Text">Session Active Writes</text:span></text:p>
      <text:p text:style-name="Preformatted_20_Text"><text:soft-page-break/><text:span text:style-name="Source_20_Text"><text:s text:c="6"/>↓</text:span></text:p>
      <text:p text:style-name="Preformatted_20_Text"><text:span text:style-name="Source_20_Text">Session Submission</text:span></text:p>
      <text:p text:style-name="Preformatted_20_Text"><text:span text:style-name="Source_20_Text"><text:s text:c="6"/>↓</text:span></text:p>
      <text:p text:style-name="Preformatted_20_Text"><text:span text:style-name="Source_20_Text">Analytics Engine</text:span></text:p>
      <text:p text:style-name="Preformatted_20_Text"><text:span text:style-name="Source_20_Text"><text:s text:c="6"/>↓</text:span></text:p>
      <text:p text:style-name="Preformatted_20_Text"><text:span text:style-name="Source_20_Text">Risk Engine</text:span></text:p>
      <text:p text:style-name="Preformatted_20_Text"><text:span text:style-name="Source_20_Text"><text:s text:c="6"/>↓</text:span></text:p>
      <text:p text:style-name="Preformatted_20_Text"><text:span text:style-name="Source_20_Text">Pattern Engine</text:span></text:p>
      <text:p text:style-name="Preformatted_20_Text"><text:span text:style-name="Source_20_Text"><text:s text:c="6"/>↓</text:span></text:p>
      <text:p text:style-name="Preformatted_20_Text"><text:span text:style-name="Source_20_Text">Insights Engine</text:span></text:p>
      <text:p text:style-name="Preformatted_20_Text"><text:span text:style-name="Source_20_Text"><text:s text:c="6"/>↓</text:span></text:p>
      <text:p text:style-name="Preformatted_20_Text"><text:span text:style-name="Source_20_Text">Governance Snapshot (L3)</text:span></text:p>
      <text:p text:style-name="Preformatted_20_Text"><text:span text:style-name="Source_20_Text"><text:s text:c="6"/>↓</text:span></text:p>
      <text:p text:style-name="Preformatted_20_Text"><text:span text:style-name="Source_20_Text">Vendor Aggregation</text:span></text:p>
      <text:p text:style-name="Preformatted_20_Text"><text:span text:style-name="Source_20_Text"><text:s text:c="6"/>↓</text:span></text:p>
      <text:p text:style-name="Preformatted_20_Text"><text:span text:style-name="Source_20_Text">Billing Meter Update</text:span></text:p>
      <text:p text:style-name="Preformatted_20_Text"><text:span text:style-name="Source_20_Text"><text:s text:c="6"/>↓</text:span></text:p>
      <text:p text:style-name="P1"><text:span text:style-name="Source_20_Text">Archive (Year End)</text:span></text:p>
      <text:p text:style-name="Text_20_body">Now we expand each.</text:p>
      <text:p text:style-name="Horizontal_20_Line"/>
      <text:h text:style-name="Heading_20_1" text:outline-level="1">1️⃣ CONTENT DOMAIN FLOW</text:h>
      <text:h text:style-name="Heading_20_2" text:outline-level="2">Event: ZIP Upload Confirmed</text:h>
      <text:p text:style-name="Text_20_body">Trigger:</text:p>
      <text:p text:style-name="P1"><text:span text:style-name="Source_20_Text">questions/{questionId} created</text:span></text:p>
      <text:p text:style-name="Text_20_body">Cloud Function:</text:p>
      <text:list text:style-name="L48">
        <text:list-item>
          <text:p text:style-name="P50">Validate schema</text:p>
        </text:list-item>
        <text:list-item>
          <text:p text:style-name="P50">Normalize tags</text:p>
        </text:list-item>
        <text:list-item>
          <text:p text:style-name="P50">Generate searchTokens</text:p>
        </text:list-item>
        <text:list-item>
          <text:p text:style-name="P50">Increment chapter counters</text:p>
        </text:list-item>
        <text:list-item>
          <text:p text:style-name="P50">Update distribution summary</text:p>
        </text:list-item>
        <text:list-item>
          <text:p text:style-name="P50">Write questionAnalytics doc (initialized)</text:p>
        </text:list-item>
      </text:list>
      <text:p text:style-name="Text_20_body">Output Collections:</text:p>
      <text:p text:style-name="Preformatted_20_Text"><text:span text:style-name="Source_20_Text">questions</text:span></text:p>
      <text:p text:style-name="Preformatted_20_Text"><text:span text:style-name="Source_20_Text">questionAnalytics</text:span></text:p>
      <text:p text:style-name="Preformatted_20_Text"><text:span text:style-name="Source_20_Text">tagDictionary</text:span></text:p>
      <text:p text:style-name="Preformatted_20_Text"><text:span text:style-name="Source_20_Text">chapterDictionary</text:span></text:p>
      <text:p text:style-name="P1"><text:span text:style-name="Source_20_Text">auditLogs</text:span></text:p>
      <text:p text:style-name="Text_20_body">No student metrics touched.</text:p>
      <text:p text:style-name="Horizontal_20_Line"/>
      <text:h text:style-name="Heading_20_1" text:outline-level="1"><text:soft-page-break/>2️⃣ TEMPLATE DOMAIN FLOW</text:h>
      <text:h text:style-name="Heading_20_2" text:outline-level="2">Event: Template Created</text:h>
      <text:p text:style-name="Text_20_body">Trigger:</text:p>
      <text:p text:style-name="P1"><text:span text:style-name="Source_20_Text">tests/{testId} created</text:span></text:p>
      <text:p text:style-name="Text_20_body">Cloud Function:</text:p>
      <text:list text:style-name="L49">
        <text:list-item>
          <text:p text:style-name="P51">Snapshot difficulty distribution</text:p>
        </text:list-item>
        <text:list-item>
          <text:p text:style-name="P51">Snapshot timing profile</text:p>
        </text:list-item>
        <text:list-item>
          <text:p text:style-name="P51">Snapshot phase config</text:p>
        </text:list-item>
        <text:list-item>
          <text:p text:style-name="P51">Calculate template fingerprint</text:p>
        </text:list-item>
        <text:list-item>
          <text:p text:style-name="P51">Store templateAnalytics stub</text:p>
        </text:list-item>
        <text:list-item>
          <text:p text:style-name="P51">Write audit log</text:p>
        </text:list-item>
      </text:list>
      <text:p text:style-name="Text_20_body">After first assignment:</text:p>
      <text:list text:style-name="L50">
        <text:list-item>
          <text:p text:style-name="P52">Lock structure</text:p>
        </text:list-item>
      </text:list>
      <text:p text:style-name="Text_20_body">No session created yet.</text:p>
      <text:p text:style-name="Horizontal_20_Line"/>
      <text:h text:style-name="Heading_20_1" text:outline-level="1">3️⃣ ASSIGNMENT DOMAIN FLOW</text:h>
      <text:h text:style-name="Heading_20_2" text:outline-level="2">Event: Assignment Created</text:h>
      <text:p text:style-name="Text_20_body">Trigger:</text:p>
      <text:p text:style-name="P1"><text:span text:style-name="Source_20_Text">runs/{runId} created</text:span></text:p>
      <text:p text:style-name="Text_20_body">Actions:</text:p>
      <text:list text:style-name="L51">
        <text:list-item>
          <text:p text:style-name="P53">Snapshot template</text:p>
        </text:list-item>
        <text:list-item>
          <text:p text:style-name="P53">Snapshot license layer</text:p>
        </text:list-item>
        <text:list-item>
          <text:p text:style-name="P53">Snapshot calibration version</text:p>
        </text:list-item>
        <text:list-item>
          <text:p text:style-name="P53">Snapshot risk model version</text:p>
        </text:list-item>
        <text:list-item>
          <text:p text:style-name="P53">Validate mode allowed</text:p>
        </text:list-item>
        <text:list-item>
          <text:p text:style-name="P53">Write runAnalytics stub</text:p>
        </text:list-item>
        <text:list-item>
          <text:p text:style-name="P53">Update usageMeter (planned capacity)</text:p>
        </text:list-item>
      </text:list>
      <text:p text:style-name="Text_20_body">State: scheduled</text:p>
      <text:p text:style-name="Horizontal_20_Line"/>
      <text:h text:style-name="Heading_20_1" text:outline-level="1"><text:soft-page-break/>4️⃣ SESSION EXECUTION DOMAIN</text:h>
      <text:h text:style-name="Heading_20_2" text:outline-level="2">Event: Student Clicks Start</text:h>
      <text:p text:style-name="Text_20_body">API:</text:p>
      <text:p text:style-name="P1"><text:span text:style-name="Source_20_Text">POST /exam/start</text:span></text:p>
      <text:p text:style-name="Text_20_body">Backend:</text:p>
      <text:list text:style-name="L52">
        <text:list-item>
          <text:p text:style-name="P54">Validate window</text:p>
        </text:list-item>
        <text:list-item>
          <text:p text:style-name="P54">Validate license</text:p>
        </text:list-item>
        <text:list-item>
          <text:p text:style-name="P54">Validate student active</text:p>
        </text:list-item>
        <text:list-item>
          <text:p text:style-name="P54">Validate no active session</text:p>
        </text:list-item>
        <text:list-item>
          <text:p text:style-name="P54">Create session document</text:p>
        </text:list-item>
        <text:list-item>
          <text:p text:style-name="P54">Return signed token</text:p>
        </text:list-item>
      </text:list>
      <text:p text:style-name="Text_20_body">Session State:</text:p>
      <text:p text:style-name="P1"><text:span text:style-name="Source_20_Text">created → started → active</text:span></text:p>
      <text:p text:style-name="Horizontal_20_Line"/>
      <text:h text:style-name="Heading_20_2" text:outline-level="2">Event: Periodic Write (every N seconds)</text:h>
      <text:p text:style-name="Text_20_body">Client:</text:p>
      <text:list text:style-name="L53">
        <text:list-item>
          <text:p text:style-name="P55">Batch answer writes</text:p>
        </text:list-item>
        <text:list-item>
          <text:p text:style-name="P55">Update lastHeartbeat</text:p>
        </text:list-item>
        <text:list-item>
          <text:p text:style-name="P55">No analytics computed</text:p>
        </text:list-item>
      </text:list>
      <text:p text:style-name="Horizontal_20_Line"/>
      <text:h text:style-name="Heading_20_1" text:outline-level="1">5️⃣ SESSION SUBMISSION FLOW (CRITICAL PATH)</text:h>
      <text:h text:style-name="Heading_20_2" text:outline-level="2">Event: Submit Clicked</text:h>
      <text:p text:style-name="Text_20_body">Atomic API:</text:p>
      <text:p text:style-name="P1"><text:span text:style-name="Source_20_Text">POST /exam/submit</text:span></text:p>
      <text:p text:style-name="Text_20_body">Backend Transaction:</text:p>
      <text:list text:style-name="L54">
        <text:list-item>
          <text:p text:style-name="P56">Validate session not submitted</text:p>
        </text:list-item>
        <text:list-item>
          <text:p text:style-name="P56">Lock session</text:p>
        </text:list-item>
        <text:list-item>
          <text:p text:style-name="P56"><text:soft-page-break/>Compute raw score</text:p>
        </text:list-item>
        <text:list-item>
          <text:p text:style-name="P56">Compute accuracy</text:p>
        </text:list-item>
        <text:list-item>
          <text:p text:style-name="P56">Compute time metrics</text:p>
        </text:list-item>
        <text:list-item>
          <text:p text:style-name="P56">Write final session doc</text:p>
        </text:list-item>
        <text:list-item>
          <text:p text:style-name="P56">Increment run-level sharded counter</text:p>
        </text:list-item>
      </text:list>
      <text:p text:style-name="Text_20_body">Session State:</text:p>
      <text:p text:style-name="P1"><text:span text:style-name="Source_20_Text">submitted</text:span></text:p>
      <text:p text:style-name="Text_20_body">Return success to student immediately.</text:p>
      <text:p text:style-name="Text_20_body">All heavy processing async.</text:p>
      <text:p text:style-name="Horizontal_20_Line"/>
      <text:h text:style-name="Heading_20_1" text:outline-level="1">6️⃣ POST-SUBMISSION ENGINE FLOW</text:h>
      <text:p text:style-name="Text_20_body">Triggered by:</text:p>
      <text:p text:style-name="P1"><text:span text:style-name="Source_20_Text">sessions/{sessionId} update (status=submitted)</text:span></text:p>
      <text:p text:style-name="Text_20_body">Cloud Function Pipeline:</text:p>
      <text:p text:style-name="Horizontal_20_Line"/>
      <text:h text:style-name="Heading_20_2" text:outline-level="2">Step A — Run Analytics Engine</text:h>
      <text:p text:style-name="Text_20_body">Updates:</text:p>
      <text:p text:style-name="P1"><text:span text:style-name="Source_20_Text">runAnalytics/{runId}</text:span></text:p>
      <text:p text:style-name="Text_20_body">Computes:</text:p>
      <text:list text:style-name="L55">
        <text:list-item>
          <text:p text:style-name="P57">Avg Raw %</text:p>
        </text:list-item>
        <text:list-item>
          <text:p text:style-name="P57">Avg Accuracy %</text:p>
        </text:list-item>
        <text:list-item>
          <text:p text:style-name="P57">Std deviation</text:p>
        </text:list-item>
        <text:list-item>
          <text:p text:style-name="P57">Distribution histogram</text:p>
        </text:list-item>
        <text:list-item>
          <text:p text:style-name="P57">Phase adherence avg</text:p>
        </text:list-item>
        <text:list-item>
          <text:p text:style-name="P57">Difficulty performance</text:p>
        </text:list-item>
      </text:list>
      <text:p text:style-name="Horizontal_20_Line"/>
      <text:h text:style-name="Heading_20_2" text:outline-level="2">Step B — Question Analytics Engine</text:h>
      <text:p text:style-name="Text_20_body">For each question in session:</text:p>
      <text:p text:style-name="Text_20_body">Update:</text:p>
      <text:p text:style-name="P1"><text:span text:style-name="Source_20_Text">questionAnalytics/{questionId}</text:span></text:p>
      <text:p text:style-name="Text_20_body"><text:soft-page-break/>Sharded increment:</text:p>
      <text:list text:style-name="L56">
        <text:list-item>
          <text:p text:style-name="P58">Correct count</text:p>
        </text:list-item>
        <text:list-item>
          <text:p text:style-name="P58">Incorrect count</text:p>
        </text:list-item>
        <text:list-item>
          <text:p text:style-name="P58">Avg time</text:p>
        </text:list-item>
        <text:list-item>
          <text:p text:style-name="P58">Overstay rate</text:p>
        </text:list-item>
        <text:list-item>
          <text:p text:style-name="P58">Guess rate</text:p>
        </text:list-item>
      </text:list>
      <text:p text:style-name="Horizontal_20_Line"/>
      <text:h text:style-name="Heading_20_2" text:outline-level="2">Step C — StudentYearMetrics Engine</text:h>
      <text:p text:style-name="Text_20_body">Update:</text:p>
      <text:p text:style-name="P1"><text:span text:style-name="Source_20_Text">studentYearMetrics/{studentId}</text:span></text:p>
      <text:p text:style-name="Text_20_body">Compute:</text:p>
      <text:list text:style-name="L57">
        <text:list-item>
          <text:p text:style-name="P59">Rolling avg raw %</text:p>
        </text:list-item>
        <text:list-item>
          <text:p text:style-name="P59">Rolling avg accuracy %</text:p>
        </text:list-item>
        <text:list-item>
          <text:p text:style-name="P59">Discipline index</text:p>
        </text:list-item>
        <text:list-item>
          <text:p text:style-name="P59">Risk score</text:p>
        </text:list-item>
        <text:list-item>
          <text:p text:style-name="P59">Phase adherence rolling</text:p>
        </text:list-item>
        <text:list-item>
          <text:p text:style-name="P59">Guess probability</text:p>
        </text:list-item>
        <text:list-item>
          <text:p text:style-name="P59">Controlled mode delta</text:p>
        </text:list-item>
      </text:list>
      <text:p text:style-name="Horizontal_20_Line"/>
      <text:h text:style-name="Heading_20_2" text:outline-level="2">Step D — Risk Engine</text:h>
      <text:p text:style-name="Text_20_body">Triggered by StudentYearMetrics update.</text:p>
      <text:p text:style-name="Text_20_body">Compute:</text:p>
      <text:list text:style-name="L58">
        <text:list-item>
          <text:p text:style-name="P60">RiskScore</text:p>
        </text:list-item>
        <text:list-item>
          <text:p text:style-name="P60">RiskCluster</text:p>
        </text:list-item>
        <text:list-item>
          <text:p text:style-name="P60">DisciplineIndex</text:p>
        </text:list-item>
      </text:list>
      <text:p text:style-name="Text_20_body">Store snapshot with riskModelVersion.</text:p>
      <text:p text:style-name="Horizontal_20_Line"/>
      <text:h text:style-name="Heading_20_2" text:outline-level="2">Step E — Pattern Engine</text:h>
      <text:p text:style-name="Text_20_body">Evaluate rolling window:</text:p>
      <text:list text:style-name="L59">
        <text:list-item>
          <text:p text:style-name="P61">Rush detection</text:p>
        </text:list-item>
        <text:list-item>
          <text:p text:style-name="P61"><text:soft-page-break/>Easy neglect</text:p>
        </text:list-item>
        <text:list-item>
          <text:p text:style-name="P61">Hard bias</text:p>
        </text:list-item>
        <text:list-item>
          <text:p text:style-name="P61">Skip burst</text:p>
        </text:list-item>
        <text:list-item>
          <text:p text:style-name="P61">Consecutive wrong</text:p>
        </text:list-item>
        <text:list-item>
          <text:p text:style-name="P61">Escalation triggers</text:p>
        </text:list-item>
      </text:list>
      <text:p text:style-name="Text_20_body">Store patternFlags in:</text:p>
      <text:p text:style-name="P1"><text:span text:style-name="Source_20_Text">studentYearMetrics</text:span></text:p>
      <text:p text:style-name="Horizontal_20_Line"/>
      <text:h text:style-name="Heading_20_2" text:outline-level="2">Step F — Insights Engine</text:h>
      <text:p text:style-name="Text_20_body">Generate:</text:p>
      <text:list text:style-name="L60">
        <text:list-item>
          <text:p text:style-name="P62">Student insights snapshot</text:p>
        </text:list-item>
        <text:list-item>
          <text:p text:style-name="P62">Run insights snapshot</text:p>
        </text:list-item>
        <text:list-item>
          <text:p text:style-name="P62">Batch-level insights</text:p>
        </text:list-item>
      </text:list>
      <text:p text:style-name="Text_20_body">Store in:</text:p>
      <text:p text:style-name="P1"><text:span text:style-name="Source_20_Text">insightSnapshots</text:span></text:p>
      <text:p text:style-name="Horizontal_20_Line"/>
      <text:h text:style-name="Heading_20_2" text:outline-level="2">Step G — Notification Queue</text:h>
      <text:p text:style-name="Text_20_body">If enabled:</text:p>
      <text:p text:style-name="Text_20_body">Create:</text:p>
      <text:p text:style-name="P1"><text:span text:style-name="Source_20_Text">emailQueue/{jobId}</text:span></text:p>
      <text:p text:style-name="Text_20_body">Email processor handles async.</text:p>
      <text:p text:style-name="Horizontal_20_Line"/>
      <text:h text:style-name="Heading_20_1" text:outline-level="1">7️⃣ BILLING &amp; USAGE FLOW</text:h>
      <text:p text:style-name="Text_20_body">Triggered by:</text:p>
      <text:list text:style-name="L61">
        <text:list-item>
          <text:p text:style-name="P63">Student activated</text:p>
        </text:list-item>
        <text:list-item>
          <text:p text:style-name="P63">Student archived</text:p>
        </text:list-item>
        <text:list-item>
          <text:p text:style-name="P63">Assignment created</text:p>
        </text:list-item>
      </text:list>
      <text:p text:style-name="Text_20_body">Update:</text:p>
      <text:p text:style-name="P1"><text:span text:style-name="Source_20_Text">usageMeter/{cycleId}</text:span></text:p>
      <text:p text:style-name="Text_20_body"><text:soft-page-break/>Calculate:</text:p>
      <text:list text:style-name="L62">
        <text:list-item>
          <text:p text:style-name="P64">Active students</text:p>
        </text:list-item>
        <text:list-item>
          <text:p text:style-name="P64">Peak students</text:p>
        </text:list-item>
        <text:list-item>
          <text:p text:style-name="P64">Billing tier compliance</text:p>
        </text:list-item>
      </text:list>
      <text:p text:style-name="Text_20_body">Stripe webhook:</text:p>
      <text:p text:style-name="Text_20_body">On payment success:</text:p>
      <text:list text:style-name="L63">
        <text:list-item>
          <text:p text:style-name="P65">Update license object</text:p>
        </text:list-item>
        <text:list-item>
          <text:p text:style-name="P65">Write licenseHistory</text:p>
        </text:list-item>
        <text:list-item>
          <text:p text:style-name="P65">Write audit log</text:p>
        </text:list-item>
      </text:list>
      <text:p text:style-name="Horizontal_20_Line"/>
      <text:h text:style-name="Heading_20_1" text:outline-level="1">8️⃣ VENDOR AGGREGATION FLOW</text:h>
      <text:p text:style-name="Text_20_body">Triggered nightly:</text:p>
      <text:p text:style-name="Text_20_body">Aggregate:</text:p>
      <text:list text:style-name="L64">
        <text:list-item>
          <text:p text:style-name="P66">Institute-level stability</text:p>
        </text:list-item>
        <text:list-item>
          <text:p text:style-name="P66">Layer distribution</text:p>
        </text:list-item>
        <text:list-item>
          <text:p text:style-name="P66">Adoption score</text:p>
        </text:list-item>
        <text:list-item>
          <text:p text:style-name="P66">Revenue metrics</text:p>
        </text:list-item>
        <text:list-item>
          <text:p text:style-name="P66">Churn probability</text:p>
        </text:list-item>
      </text:list>
      <text:p text:style-name="Text_20_body">Store:</text:p>
      <text:p text:style-name="Preformatted_20_Text"><text:span text:style-name="Source_20_Text">vendorAggregates/{instituteId}</text:span></text:p>
      <text:p text:style-name="P1"><text:span text:style-name="Source_20_Text">vendorRevenueSnapshots/{month}</text:span></text:p>
      <text:p text:style-name="Text_20_body">Never raw sessions.</text:p>
      <text:p text:style-name="Horizontal_20_Line"/>
      <text:h text:style-name="Heading_20_1" text:outline-level="1">9️⃣ CALIBRATION FLOW</text:h>
      <text:h text:style-name="Heading_20_2" text:outline-level="2">Event: New Calibration Activated</text:h>
      <text:p text:style-name="Text_20_body">Vendor action:</text:p>
      <text:p text:style-name="P1"><text:span text:style-name="Source_20_Text">calibrationVersions/{version} activated</text:span></text:p>
      <text:p text:style-name="Text_20_body">For each institute:</text:p>
      <text:list text:style-name="L65">
        <text:list-item>
          <text:p text:style-name="P67">Update calibrationVersion</text:p>
        </text:list-item>
        <text:list-item>
          <text:p text:style-name="P67">Write calibrationHistory</text:p>
        </text:list-item>
        <text:list-item>
          <text:p text:style-name="P67"><text:soft-page-break/>Future sessions use new weights</text:p>
        </text:list-item>
      </text:list>
      <text:p text:style-name="Text_20_body">No retroactive recalculation.</text:p>
      <text:p text:style-name="Horizontal_20_Line"/>
      <text:h text:style-name="Heading_20_1" text:outline-level="1">🔟 GOVERNANCE SNAPSHOT FLOW</text:h>
      <text:p text:style-name="Text_20_body">Triggered monthly:</text:p>
      <text:p text:style-name="Text_20_body">For each institute:</text:p>
      <text:list text:style-name="L66">
        <text:list-item>
          <text:p text:style-name="P68">Aggregate runAnalytics</text:p>
        </text:list-item>
        <text:list-item>
          <text:p text:style-name="P68">Aggregate studentYearMetrics</text:p>
        </text:list-item>
        <text:list-item>
          <text:p text:style-name="P68">Compute Stability Index</text:p>
        </text:list-item>
        <text:list-item>
          <text:p text:style-name="P68">Compute Execution Integrity</text:p>
        </text:list-item>
        <text:list-item>
          <text:p text:style-name="P68">Compute Risk distribution</text:p>
        </text:list-item>
        <text:list-item>
          <text:p text:style-name="P68">Store immutable snapshot</text:p>
        </text:list-item>
      </text:list>
      <text:p text:style-name="P1"><text:span text:style-name="Source_20_Text">governanceSnapshots/{year_month}</text:span></text:p>
      <text:p text:style-name="Horizontal_20_Line"/>
      <text:h text:style-name="Heading_20_1" text:outline-level="1">11️⃣ ARCHIVE FLOW (YEAR END)</text:h>
      <text:p text:style-name="Text_20_body">Triggered manually in Settings:</text:p>
      <text:p text:style-name="P1"><text:span text:style-name="Source_20_Text">Archive Academic Year</text:span></text:p>
      <text:p text:style-name="Text_20_body">Pipeline:</text:p>
      <text:list text:style-name="L67">
        <text:list-item>
          <text:p text:style-name="P69">Freeze runs</text:p>
        </text:list-item>
        <text:list-item>
          <text:p text:style-name="P69">Export sessions to BigQuery</text:p>
        </text:list-item>
        <text:list-item>
          <text:p text:style-name="P69">Generate final governance snapshot</text:p>
        </text:list-item>
        <text:list-item>
          <text:p text:style-name="P69">Reset HOT collections</text:p>
        </text:list-item>
        <text:list-item>
          <text:p text:style-name="P69">Retain summary docs</text:p>
        </text:list-item>
        <text:list-item>
          <text:p text:style-name="P69">Mark academicYear archived</text:p>
        </text:list-item>
        <text:list-item>
          <text:p text:style-name="P69">Write audit log</text:p>
        </text:list-item>
      </text:list>
      <text:p text:style-name="Text_20_body">No session deletion.</text:p>
      <text:p text:style-name="Horizontal_20_Line"/>
      <text:h text:style-name="Heading_20_1" text:outline-level="1">12️⃣ SEARCH INDEX FLOW</text:h>
      <text:p text:style-name="Text_20_body">On question create/update:</text:p>
      <text:list text:style-name="L68">
        <text:list-item>
          <text:p text:style-name="P70"><text:soft-page-break/>Generate searchTokens</text:p>
        </text:list-item>
        <text:list-item>
          <text:p text:style-name="P70">Update tagDictionary</text:p>
        </text:list-item>
        <text:list-item>
          <text:p text:style-name="P70">Update chapterDictionary</text:p>
        </text:list-item>
      </text:list>
      <text:p text:style-name="Text_20_body">No full scan required.</text:p>
      <text:p text:style-name="Horizontal_20_Line"/>
      <text:h text:style-name="Heading_20_1" text:outline-level="1">13️⃣ SIMULATION FLOW</text:h>
      <text:p text:style-name="Text_20_body">Vendor simulation:</text:p>
      <text:list text:style-name="L69">
        <text:list-item>
          <text:p text:style-name="P71">Create sim institute</text:p>
        </text:list-item>
        <text:list-item>
          <text:p text:style-name="P71">Generate synthetic students</text:p>
        </text:list-item>
        <text:list-item>
          <text:p text:style-name="P71">Generate synthetic sessions</text:p>
        </text:list-item>
        <text:list-item>
          <text:p text:style-name="P71">Trigger full pipeline</text:p>
        </text:list-item>
        <text:list-item>
          <text:p text:style-name="P71">Generate simulation report</text:p>
        </text:list-item>
        <text:list-item>
          <text:p text:style-name="P71">No billing impact</text:p>
        </text:list-item>
      </text:list>
      <text:p text:style-name="Horizontal_20_Line"/>
      <text:h text:style-name="Heading_20_1" text:outline-level="1">14️⃣ FAILURE RECOVERY FLOW</text:h>
      <text:p text:style-name="Text_20_body">If submission fails:</text:p>
      <text:list text:style-name="L70">
        <text:list-item>
          <text:p text:style-name="P72">Transaction rollback</text:p>
        </text:list-item>
        <text:list-item>
          <text:p text:style-name="P72">Idempotency key ensures no duplicate</text:p>
        </text:list-item>
        <text:list-item>
          <text:p text:style-name="P72">Retry allowed</text:p>
        </text:list-item>
      </text:list>
      <text:p text:style-name="Text_20_body">If analytics function fails:</text:p>
      <text:list text:style-name="L71">
        <text:list-item>
          <text:p text:style-name="P73">Retry via Cloud Tasks</text:p>
        </text:list-item>
        <text:list-item>
          <text:p text:style-name="P73">Dead-letter queue</text:p>
        </text:list-item>
        <text:list-item>
          <text:p text:style-name="P73">No impact on student submission</text:p>
        </text:list-item>
      </text:list>
      <text:p text:style-name="Horizontal_20_Line"/>
      <text:h text:style-name="Heading_20_1" text:outline-level="1">15️⃣ DATA PARTITION FLOW</text:h>
      <text:p text:style-name="Text_20_body">HOT:</text:p>
      <text:list text:style-name="L72">
        <text:list-item>
          <text:p text:style-name="P74">Current academic year</text:p>
        </text:list-item>
        <text:list-item>
          <text:p text:style-name="P74">Active sessions</text:p>
        </text:list-item>
        <text:list-item>
          <text:p text:style-name="P74">studentYearMetrics</text:p>
        </text:list-item>
        <text:list-item>
          <text:p text:style-name="P74"><text:soft-page-break/>runAnalytics</text:p>
        </text:list-item>
      </text:list>
      <text:p text:style-name="Text_20_body">WARM:</text:p>
      <text:list text:style-name="L73">
        <text:list-item>
          <text:p text:style-name="P75">Completed runs</text:p>
        </text:list-item>
        <text:list-item>
          <text:p text:style-name="P75">templateAnalytics</text:p>
        </text:list-item>
      </text:list>
      <text:p text:style-name="Text_20_body">COLD:</text:p>
      <text:list text:style-name="L74">
        <text:list-item>
          <text:p text:style-name="P76">BigQuery session archive</text:p>
        </text:list-item>
        <text:list-item>
          <text:p text:style-name="P76">Governance snapshots</text:p>
        </text:list-item>
      </text:list>
      <text:p text:style-name="Text_20_body">Exam portal never touches WARM/COLD.</text:p>
      <text:p text:style-name="Horizontal_20_Line"/>
      <text:h text:style-name="Heading_20_1" text:outline-level="1">16️⃣ SECURITY ENFORCEMENT FLOW</text:h>
      <text:p text:style-name="Text_20_body">Every API request passes through:</text:p>
      <text:list text:style-name="L75">
        <text:list-item>
          <text:p text:style-name="P77">Auth validation</text:p>
        </text:list-item>
        <text:list-item>
          <text:p text:style-name="P77">Tenant guard</text:p>
        </text:list-item>
        <text:list-item>
          <text:p text:style-name="P77">Role guard</text:p>
        </text:list-item>
        <text:list-item>
          <text:p text:style-name="P77">License guard</text:p>
        </text:list-item>
        <text:list-item>
          <text:p text:style-name="P77">Layer guard</text:p>
        </text:list-item>
        <text:list-item>
          <text:p text:style-name="P77">Mode guard</text:p>
        </text:list-item>
      </text:list>
      <text:p text:style-name="Text_20_body">Before reaching handler.</text:p>
      <text:p text:style-name="Horizontal_20_Line"/>
      <text:h text:style-name="Heading_20_1" text:outline-level="1">17️⃣ FULL MASTER TOPOLOGY (COMPRESSED VIEW)</text:h>
      <text:p text:style-name="Preformatted_20_Text"><text:span text:style-name="Source_20_Text">UPLOAD</text:span></text:p>
      <text:p text:style-name="Preformatted_20_Text"><text:span text:style-name="Source_20_Text"><text:s text:c="2"/>↓</text:span></text:p>
      <text:p text:style-name="Preformatted_20_Text"><text:span text:style-name="Source_20_Text">Question Validation</text:span></text:p>
      <text:p text:style-name="Preformatted_20_Text"><text:span text:style-name="Source_20_Text"><text:s text:c="2"/>↓</text:span></text:p>
      <text:p text:style-name="Preformatted_20_Text"><text:span text:style-name="Source_20_Text">Template Snapshot</text:span></text:p>
      <text:p text:style-name="Preformatted_20_Text"><text:span text:style-name="Source_20_Text"><text:s text:c="2"/>↓</text:span></text:p>
      <text:p text:style-name="Preformatted_20_Text"><text:span text:style-name="Source_20_Text">Assignment Snapshot</text:span></text:p>
      <text:p text:style-name="Preformatted_20_Text"><text:span text:style-name="Source_20_Text"><text:s text:c="2"/>↓</text:span></text:p>
      <text:p text:style-name="Preformatted_20_Text"><text:span text:style-name="Source_20_Text">Session Created</text:span></text:p>
      <text:p text:style-name="Preformatted_20_Text"><text:span text:style-name="Source_20_Text"><text:s text:c="2"/>↓</text:span></text:p>
      <text:p text:style-name="Preformatted_20_Text"><text:span text:style-name="Source_20_Text">Session Writes</text:span></text:p>
      <text:p text:style-name="Preformatted_20_Text"><text:span text:style-name="Source_20_Text"><text:s text:c="2"/>↓</text:span></text:p>
      <text:p text:style-name="Preformatted_20_Text"><text:span text:style-name="Source_20_Text">Submission Transaction</text:span></text:p>
      <text:p text:style-name="Preformatted_20_Text"><text:span text:style-name="Source_20_Text"><text:s text:c="2"/>↓</text:span></text:p>
      <text:p text:style-name="Preformatted_20_Text"><text:span text:style-name="Source_20_Text">RunAnalytics Update</text:span></text:p>
      <text:p text:style-name="Preformatted_20_Text"><text:span text:style-name="Source_20_Text"><text:s text:c="2"/>↓</text:span></text:p>
      <text:p text:style-name="Preformatted_20_Text"><text:span text:style-name="Source_20_Text">QuestionAnalytics Update</text:span></text:p>
      <text:p text:style-name="Preformatted_20_Text"><text:soft-page-break/><text:span text:style-name="Source_20_Text"><text:s text:c="2"/>↓</text:span></text:p>
      <text:p text:style-name="Preformatted_20_Text"><text:span text:style-name="Source_20_Text">StudentYearMetrics Update</text:span></text:p>
      <text:p text:style-name="Preformatted_20_Text"><text:span text:style-name="Source_20_Text"><text:s text:c="2"/>↓</text:span></text:p>
      <text:p text:style-name="Preformatted_20_Text"><text:span text:style-name="Source_20_Text">Risk Engine</text:span></text:p>
      <text:p text:style-name="Preformatted_20_Text"><text:span text:style-name="Source_20_Text"><text:s text:c="2"/>↓</text:span></text:p>
      <text:p text:style-name="Preformatted_20_Text"><text:span text:style-name="Source_20_Text">Pattern Engine</text:span></text:p>
      <text:p text:style-name="Preformatted_20_Text"><text:span text:style-name="Source_20_Text"><text:s text:c="2"/>↓</text:span></text:p>
      <text:p text:style-name="Preformatted_20_Text"><text:span text:style-name="Source_20_Text">Insights Snapshot</text:span></text:p>
      <text:p text:style-name="Preformatted_20_Text"><text:span text:style-name="Source_20_Text"><text:s text:c="2"/>↓</text:span></text:p>
      <text:p text:style-name="Preformatted_20_Text"><text:span text:style-name="Source_20_Text">Email Queue</text:span></text:p>
      <text:p text:style-name="Preformatted_20_Text"><text:span text:style-name="Source_20_Text"><text:s text:c="2"/>↓</text:span></text:p>
      <text:p text:style-name="Preformatted_20_Text"><text:span text:style-name="Source_20_Text">Vendor Aggregates (Nightly)</text:span></text:p>
      <text:p text:style-name="Preformatted_20_Text"><text:span text:style-name="Source_20_Text"><text:s text:c="2"/>↓</text:span></text:p>
      <text:p text:style-name="Preformatted_20_Text"><text:span text:style-name="Source_20_Text">Governance Snapshot (Monthly)</text:span></text:p>
      <text:p text:style-name="Preformatted_20_Text"><text:span text:style-name="Source_20_Text"><text:s text:c="2"/>↓</text:span></text:p>
      <text:p text:style-name="P1"><text:span text:style-name="Source_20_Text">Archive (Year End)</text:span></text:p>
      <text:p text:style-name="Text_20_body">Every arrow = deterministic trigger.</text:p>
      <text:p text:style-name="Text_20_body">No circular dependencies.</text:p>
      <text:p text:style-name="Text_20_body">No raw session reads in dashboards.</text:p>
      <text:p text:style-name="Text_20_body">No retroactive mutation.</text:p>
      <text:p text:style-name="Text_20_body">All versioned.</text:p>
      <text:p text:style-name="Text_20_body">All auditable.</text:p>
      <text:p text:style-name="Horizontal_20_Line"/>
      <text:h text:style-name="Heading_20_1" text:outline-level="1">🏁 FINAL ARCHITECTURAL COMPLETION STATUS</text:h>
      <text:p text:style-name="Text_20_body">You now have:</text:p>
      <text:p text:style-name="Text_20_body">✔ Multi-tenancy model<text:line-break/>✔ RBAC architecture<text:line-break/>✔ Firestore schema<text:line-break/>✔ Security rules<text:line-break/>✔ API contract<text:line-break/>✔ Routing map<text:line-break/>✔ Middleware enforcement<text:line-break/>✔ Index strategy<text:line-break/>✔ Session engine<text:line-break/>✔ Timing engine<text:line-break/>✔ Phase engine<text:line-break/>✔ Risk engine<text:line-break/>✔ Pattern engine<text:line-break/>✔ AI summary pipeline<text:line-break/>✔ Calibration engine<text:line-break/>✔ Versioning system<text:line-break/>✔ Licensing architecture<text:line-break/><text:soft-page-break/>✔ Billing automation<text:line-break/>✔ Usage metering<text:line-break/>✔ Vendor dashboard<text:line-break/>✔ Feature flag framework<text:line-break/>✔ Email system<text:line-break/>✔ Notification engine<text:line-break/>✔ Monthly statement generator<text:line-break/>✔ DevOps architecture<text:line-break/>✔ Monitoring &amp; logging<text:line-break/>✔ Scaling &amp; cost model<text:line-break/>✔ Performance benchmarking<text:line-break/>✔ Disaster recovery<text:line-break/>✔ Audit &amp; compliance<text:line-break/>✔ CDN delivery<text:line-break/>✔ Search architecture<text:line-break/>✔ Simulation engine<text:line-break/>✔ Business intelligence<text:line-break/>✔ Unified system topology</text:p>
      <text:p text:style-name="Horizontal_20_Line"/>
      <text:p text:style-name="Text_20_body">You now possess a <text:span text:style-name="Strong_20_Emphasis">complete enterprise SaaS blueprint</text:span>.</text:p>
      <text:p text:style-name="Text_20_body">From here, the next phase is:</text:p>
      <text:p text:style-name="Text_20_body">🔹 Convert this into codex-ready structured prompts<text:line-break/>🔹 Generate repository skeleton<text:line-break/>🔹 Define module-by-module implementation prompts<text:line-break/>🔹 Begin staged development</text:p>
      <text:p text:style-name="Text_20_body">Tell me the next step you want:</text:p>
      <text:list text:style-name="L76">
        <text:list-item>
          <text:p text:style-name="P78">Convert blueprint into codex prompts</text:p>
        </text:list-item>
        <text:list-item>
          <text:p text:style-name="P78">Generate project folder structure</text:p>
        </text:list-item>
        <text:list-item>
          <text:p text:style-name="P78">Define Cloud project setup steps</text:p>
        </text:list-item>
        <text:list-item>
          <text:p text:style-name="P78">Begin with core backend foundation code</text:p>
        </text:list-item>
        <text:list-item>
          <text:p text:style-name="P78">Build frontend architecture first</text:p>
        </text:list-item>
      </text:list>
      <text:p text:style-name="Text_20_body">We now move from architecture to execution.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22:03:49.049254393</dc:date>
    <meta:editing-duration>PT12M3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3" meta:paragraph-count="346" meta:word-count="1202" meta:character-count="7931" meta:non-whitespace-character-count="7096"/>
  </office:meta>
</office:document-meta>
</file>